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r" table:style-name="ta1">
        <table:shapes>
          <draw:frame draw:z-index="0" draw:style-name="gr1" draw:text-style-name="P1" svg:width="159.99mm" svg:height="89.99mm" svg:x="385.79mm" svg:y="130.62mm">
            <draw:object draw:notify-on-update-of-ranges="timer.N30:timer.N30 timer.N31:timer.N42 timer.O30:timer.O30 timer.O31:timer.O42 timer.P30:timer.P30 timer.P31:timer.P42 timer.Q30:timer.Q30 timer.Q31:timer.Q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83.32mm" svg:y="32.08mm">
            <draw:object draw:notify-on-update-of-ranges="timer.N16:timer.N16 timer.N17:timer.N25 timer.O16:timer.O16 timer.O17:timer.O25 timer.P16:timer.P16 timer.P17:timer.P25 timer.Q16:timer.Q16 timer.Q17:timer.Q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 table:number-rows-repeated="12">
          <table:table-cell table:number-columns-repeated="1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31257" calcext:value-type="float">
            <text:p>0,131257</text:p>
          </table:table-cell>
          <table:table-cell table:number-columns-repeated="15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171026" calcext:value-type="float">
            <text:p>0,171026</text:p>
          </table:table-cell>
          <table:table-cell table:number-columns-repeated="15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223238" calcext:value-type="float">
            <text:p>0,223238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očet čísel</text:p>
          </table:table-cell>
          <table:table-cell office:value-type="string" calcext:value-type="string">
            <text:p>čas [s]</text:p>
          </table:table-cell>
          <table:table-cell/>
          <table:table-cell office:value-type="string" calcext:value-type="string">
            <text:p>Počet čísel</text:p>
          </table:table-cell>
          <table:table-cell office:value-type="string" calcext:value-type="string">
            <text:p>čas [s]</text:p>
          </table:table-cell>
          <table:table-cell/>
          <table:table-cell office:value-type="string" calcext:value-type="string">
            <text:p>Počet čísel</text:p>
          </table:table-cell>
          <table:table-cell office:value-type="string" calcext:value-type="string">
            <text:p>čas [s]</text:p>
          </table:table-cell>
          <table:table-cell/>
          <table:table-cell office:value-type="string" calcext:value-type="string">
            <text:p>Počet čísel</text:p>
          </table:table-cell>
          <table:table-cell office:value-type="string" calcext:value-type="string">
            <text:p>Nejhorší čas</text:p>
          </table:table-cell>
          <table:table-cell office:value-type="string" calcext:value-type="string">
            <text:p>Nejlepší čas</text:p>
          </table:table-cell>
          <table:table-cell office:value-type="string" calcext:value-type="string">
            <text:p>Průměrný čas</text:p>
          </table:table-cell>
        </table:table-row>
        <table:table-row table:style-name="ro1">
          <table:table-cell table:number-columns-repeated="4"/>
          <table:table-cell office:value-type="float" office:value="10000000" calcext:value-type="float">
            <text:p>10000000</text:p>
          </table:table-cell>
          <table:table-cell office:value-type="float" office:value="1.20231" calcext:value-type="float">
            <text:p>1,20231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.36327" calcext:value-type="float">
            <text:p>1,3632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.17822" calcext:value-type="float">
            <text:p>2,17822</text:p>
          </table:table-cell>
          <table:table-cell/>
          <table:table-cell office:value-type="float" office:value="10000000" calcext:value-type="float">
            <text:p>10000000</text:p>
          </table:table-cell>
          <table:table-cell table:formula="of:=MAX([.F17];[.I17];[.L17])" office:value-type="float" office:value="2.17822" calcext:value-type="float">
            <text:p>2,17822</text:p>
          </table:table-cell>
          <table:table-cell table:style-name="ce1" table:formula="of:=MIN([.F17];[.I17];[.L17])" office:value-type="float" office:value="1.20231" calcext:value-type="float">
            <text:p>1,20231</text:p>
          </table:table-cell>
          <table:table-cell table:formula="of:=AVERAGE([.F17];[.I17])" office:value-type="float" office:value="1.28279" calcext:value-type="float">
            <text:p>1,28279</text:p>
          </table:table-cell>
        </table:table-row>
        <table:table-row table:style-name="ro1">
          <table:table-cell table:number-columns-repeated="4"/>
          <table:table-cell office:value-type="float" office:value="20000000" calcext:value-type="float">
            <text:p>20000000</text:p>
          </table:table-cell>
          <table:table-cell office:value-type="float" office:value="2.63716" calcext:value-type="float">
            <text:p>2,63716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2.5557" calcext:value-type="float">
            <text:p>2,5557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3.34789" calcext:value-type="float">
            <text:p>3,34789</text:p>
          </table:table-cell>
          <table:table-cell/>
          <table:table-cell office:value-type="float" office:value="20000000" calcext:value-type="float">
            <text:p>20000000</text:p>
          </table:table-cell>
          <table:table-cell table:formula="of:=MAX([.F18];[.I18];[.L18])" office:value-type="float" office:value="3.34789" calcext:value-type="float">
            <text:p>3,34789</text:p>
          </table:table-cell>
          <table:table-cell table:style-name="ce1" table:formula="of:=MIN([.F18];[.I18];[.L18])" office:value-type="float" office:value="2.5557" calcext:value-type="float">
            <text:p>2,5557</text:p>
          </table:table-cell>
          <table:table-cell table:formula="of:=AVERAGE([.F18];[.I18])" office:value-type="float" office:value="2.59643" calcext:value-type="float">
            <text:p>2,59643</text:p>
          </table:table-cell>
        </table:table-row>
        <table:table-row table:style-name="ro1">
          <table:table-cell table:number-columns-repeated="4"/>
          <table:table-cell office:value-type="float" office:value="30000000" calcext:value-type="float">
            <text:p>30000000</text:p>
          </table:table-cell>
          <table:table-cell office:value-type="float" office:value="3.94841" calcext:value-type="float">
            <text:p>3,94841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3.68267" calcext:value-type="float">
            <text:p>3,68267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6.84" calcext:value-type="float">
            <text:p>6,84</text:p>
          </table:table-cell>
          <table:table-cell/>
          <table:table-cell office:value-type="float" office:value="30000000" calcext:value-type="float">
            <text:p>30000000</text:p>
          </table:table-cell>
          <table:table-cell table:formula="of:=MAX([.F19];[.I19];[.L19])" office:value-type="float" office:value="6.84" calcext:value-type="float">
            <text:p>6,84</text:p>
          </table:table-cell>
          <table:table-cell table:style-name="ce1" table:formula="of:=MIN([.F19];[.I19];[.L19])" office:value-type="float" office:value="3.68267" calcext:value-type="float">
            <text:p>3,68267</text:p>
          </table:table-cell>
          <table:table-cell table:formula="of:=AVERAGE([.F19];[.I19])" office:value-type="float" office:value="3.81554" calcext:value-type="float">
            <text:p>3,81554</text:p>
          </table:table-cell>
        </table:table-row>
        <table:table-row table:style-name="ro1">
          <table:table-cell table:number-columns-repeated="4"/>
          <table:table-cell office:value-type="float" office:value="40000000" calcext:value-type="float">
            <text:p>40000000</text:p>
          </table:table-cell>
          <table:table-cell office:value-type="float" office:value="6.24467" calcext:value-type="float">
            <text:p>6,24467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5.04786" calcext:value-type="float">
            <text:p>5,04786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8.4747" calcext:value-type="float">
            <text:p>8,4747</text:p>
          </table:table-cell>
          <table:table-cell/>
          <table:table-cell office:value-type="float" office:value="40000000" calcext:value-type="float">
            <text:p>40000000</text:p>
          </table:table-cell>
          <table:table-cell table:formula="of:=MAX([.F20];[.I20];[.L20])" office:value-type="float" office:value="8.4747" calcext:value-type="float">
            <text:p>8,4747</text:p>
          </table:table-cell>
          <table:table-cell table:style-name="ce1" table:formula="of:=MIN([.F20];[.I20];[.L20])" office:value-type="float" office:value="5.04786" calcext:value-type="float">
            <text:p>5,04786</text:p>
          </table:table-cell>
          <table:table-cell table:formula="of:=AVERAGE([.F20];[.I20])" office:value-type="float" office:value="5.646265" calcext:value-type="float">
            <text:p>5,646265</text:p>
          </table:table-cell>
        </table:table-row>
        <table:table-row table:style-name="ro1">
          <table:table-cell table:number-columns-repeated="4"/>
          <table:table-cell office:value-type="float" office:value="50000000" calcext:value-type="float">
            <text:p>50000000</text:p>
          </table:table-cell>
          <table:table-cell office:value-type="float" office:value="7.06704" calcext:value-type="float">
            <text:p>7,06704</text:p>
          </table:table-cell>
          <table:table-cell/>
          <table:table-cell office:value-type="float" office:value="50000000" calcext:value-type="float">
            <text:p>50000000</text:p>
          </table:table-cell>
          <table:table-cell office:value-type="float" office:value="6.25092" calcext:value-type="float">
            <text:p>6,25092</text:p>
          </table:table-cell>
          <table:table-cell/>
          <table:table-cell office:value-type="float" office:value="50000000" calcext:value-type="float">
            <text:p>50000000</text:p>
          </table:table-cell>
          <table:table-cell office:value-type="float" office:value="9.1134" calcext:value-type="float">
            <text:p>9,1134</text:p>
          </table:table-cell>
          <table:table-cell/>
          <table:table-cell office:value-type="float" office:value="50000000" calcext:value-type="float">
            <text:p>50000000</text:p>
          </table:table-cell>
          <table:table-cell table:formula="of:=MAX([.F21];[.I21];[.L21])" office:value-type="float" office:value="9.1134" calcext:value-type="float">
            <text:p>9,1134</text:p>
          </table:table-cell>
          <table:table-cell table:style-name="ce1" table:formula="of:=MIN([.F21];[.I21];[.L21])" office:value-type="float" office:value="6.25092" calcext:value-type="float">
            <text:p>6,25092</text:p>
          </table:table-cell>
          <table:table-cell table:formula="of:=AVERAGE([.F21];[.I21])" office:value-type="float" office:value="6.65898" calcext:value-type="float">
            <text:p>6,65898</text:p>
          </table:table-cell>
        </table:table-row>
        <table:table-row table:style-name="ro1">
          <table:table-cell table:number-columns-repeated="4"/>
          <table:table-cell office:value-type="float" office:value="60000000" calcext:value-type="float">
            <text:p>60000000</text:p>
          </table:table-cell>
          <table:table-cell office:value-type="float" office:value="7.7703" calcext:value-type="float">
            <text:p>7,7703</text:p>
          </table:table-cell>
          <table:table-cell/>
          <table:table-cell office:value-type="float" office:value="60000000" calcext:value-type="float">
            <text:p>60000000</text:p>
          </table:table-cell>
          <table:table-cell office:value-type="float" office:value="7.83432" calcext:value-type="float">
            <text:p>7,83432</text:p>
          </table:table-cell>
          <table:table-cell/>
          <table:table-cell office:value-type="float" office:value="60000000" calcext:value-type="float">
            <text:p>60000000</text:p>
          </table:table-cell>
          <table:table-cell office:value-type="float" office:value="9.1819" calcext:value-type="float">
            <text:p>9,1819</text:p>
          </table:table-cell>
          <table:table-cell/>
          <table:table-cell office:value-type="float" office:value="60000000" calcext:value-type="float">
            <text:p>60000000</text:p>
          </table:table-cell>
          <table:table-cell table:formula="of:=MAX([.F22];[.I22];[.L22])" office:value-type="float" office:value="9.1819" calcext:value-type="float">
            <text:p>9,1819</text:p>
          </table:table-cell>
          <table:table-cell table:style-name="ce1" table:formula="of:=MIN([.F22];[.I22];[.L22])" office:value-type="float" office:value="7.7703" calcext:value-type="float">
            <text:p>7,7703</text:p>
          </table:table-cell>
          <table:table-cell table:formula="of:=AVERAGE([.F22];[.I22])" office:value-type="float" office:value="7.80231" calcext:value-type="float">
            <text:p>7,80231</text:p>
          </table:table-cell>
        </table:table-row>
        <table:table-row table:style-name="ro1">
          <table:table-cell table:number-columns-repeated="4"/>
          <table:table-cell office:value-type="float" office:value="70000000" calcext:value-type="float">
            <text:p>70000000</text:p>
          </table:table-cell>
          <table:table-cell office:value-type="float" office:value="10.9758" calcext:value-type="float">
            <text:p>10,9758</text:p>
          </table:table-cell>
          <table:table-cell/>
          <table:table-cell office:value-type="float" office:value="70000000" calcext:value-type="float">
            <text:p>70000000</text:p>
          </table:table-cell>
          <table:table-cell office:value-type="float" office:value="9.20648" calcext:value-type="float">
            <text:p>9,20648</text:p>
          </table:table-cell>
          <table:table-cell/>
          <table:table-cell office:value-type="float" office:value="70000000" calcext:value-type="float">
            <text:p>70000000</text:p>
          </table:table-cell>
          <table:table-cell office:value-type="float" office:value="12.6964" calcext:value-type="float">
            <text:p>12,6964</text:p>
          </table:table-cell>
          <table:table-cell/>
          <table:table-cell office:value-type="float" office:value="70000000" calcext:value-type="float">
            <text:p>70000000</text:p>
          </table:table-cell>
          <table:table-cell table:formula="of:=MAX([.F23];[.I23];[.L23])" office:value-type="float" office:value="12.6964" calcext:value-type="float">
            <text:p>12,6964</text:p>
          </table:table-cell>
          <table:table-cell table:style-name="ce1" table:formula="of:=MIN([.F23];[.I23];[.L23])" office:value-type="float" office:value="9.20648" calcext:value-type="float">
            <text:p>9,20648</text:p>
          </table:table-cell>
          <table:table-cell table:formula="of:=AVERAGE([.F23];[.I23])" office:value-type="float" office:value="10.09114" calcext:value-type="float">
            <text:p>10,09114</text:p>
          </table:table-cell>
        </table:table-row>
        <table:table-row table:style-name="ro1">
          <table:table-cell table:number-columns-repeated="4"/>
          <table:table-cell office:value-type="float" office:value="80000000" calcext:value-type="float">
            <text:p>80000000</text:p>
          </table:table-cell>
          <table:table-cell office:value-type="float" office:value="12.3109" calcext:value-type="float">
            <text:p>12,3109</text:p>
          </table:table-cell>
          <table:table-cell/>
          <table:table-cell office:value-type="float" office:value="80000000" calcext:value-type="float">
            <text:p>80000000</text:p>
          </table:table-cell>
          <table:table-cell office:value-type="float" office:value="10.3106" calcext:value-type="float">
            <text:p>10,3106</text:p>
          </table:table-cell>
          <table:table-cell/>
          <table:table-cell office:value-type="float" office:value="80000000" calcext:value-type="float">
            <text:p>80000000</text:p>
          </table:table-cell>
          <table:table-cell office:value-type="float" office:value="14.62" calcext:value-type="float">
            <text:p>14,62</text:p>
          </table:table-cell>
          <table:table-cell/>
          <table:table-cell office:value-type="float" office:value="80000000" calcext:value-type="float">
            <text:p>80000000</text:p>
          </table:table-cell>
          <table:table-cell table:formula="of:=MAX([.F24];[.I24];[.L24])" office:value-type="float" office:value="14.62" calcext:value-type="float">
            <text:p>14,62</text:p>
          </table:table-cell>
          <table:table-cell table:style-name="ce1" table:formula="of:=MIN([.F24];[.I24];[.L24])" office:value-type="float" office:value="10.3106" calcext:value-type="float">
            <text:p>10,3106</text:p>
          </table:table-cell>
          <table:table-cell table:formula="of:=AVERAGE([.F24];[.I24])" office:value-type="float" office:value="11.31075" calcext:value-type="float">
            <text:p>11,31075</text:p>
          </table:table-cell>
        </table:table-row>
        <table:table-row table:style-name="ro1">
          <table:table-cell table:number-columns-repeated="4"/>
          <table:table-cell office:value-type="float" office:value="90000000" calcext:value-type="float">
            <text:p>90000000</text:p>
          </table:table-cell>
          <table:table-cell office:value-type="float" office:value="13.6589" calcext:value-type="float">
            <text:p>13,6589</text:p>
          </table:table-cell>
          <table:table-cell/>
          <table:table-cell office:value-type="float" office:value="90000000" calcext:value-type="float">
            <text:p>90000000</text:p>
          </table:table-cell>
          <table:table-cell office:value-type="float" office:value="11.4412" calcext:value-type="float">
            <text:p>11,4412</text:p>
          </table:table-cell>
          <table:table-cell/>
          <table:table-cell office:value-type="float" office:value="90000000" calcext:value-type="float">
            <text:p>90000000</text:p>
          </table:table-cell>
          <table:table-cell office:value-type="float" office:value="15.4288" calcext:value-type="float">
            <text:p>15,4288</text:p>
          </table:table-cell>
          <table:table-cell/>
          <table:table-cell office:value-type="float" office:value="90000000" calcext:value-type="float">
            <text:p>90000000</text:p>
          </table:table-cell>
          <table:table-cell table:formula="of:=MAX([.F25];[.I25];[.L25])" office:value-type="float" office:value="15.4288" calcext:value-type="float">
            <text:p>15,4288</text:p>
          </table:table-cell>
          <table:table-cell table:style-name="ce1" table:formula="of:=MIN([.F25];[.I25];[.L25])" office:value-type="float" office:value="11.4412" calcext:value-type="float">
            <text:p>11,4412</text:p>
          </table:table-cell>
          <table:table-cell table:formula="of:=AVERAGE([.F25];[.I25])" office:value-type="float" office:value="12.55005" calcext:value-type="float">
            <text:p>12,55005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Počet čísel</text:p>
          </table:table-cell>
          <table:table-cell office:value-type="string" calcext:value-type="string">
            <text:p>čas [s]</text:p>
          </table:table-cell>
          <table:table-cell/>
          <table:table-cell office:value-type="string" calcext:value-type="string">
            <text:p>Počet čísel</text:p>
          </table:table-cell>
          <table:table-cell office:value-type="string" calcext:value-type="string">
            <text:p>čas [s]</text:p>
          </table:table-cell>
          <table:table-cell/>
          <table:table-cell office:value-type="string" calcext:value-type="string">
            <text:p>Počet čísel</text:p>
          </table:table-cell>
          <table:table-cell office:value-type="string" calcext:value-type="string">
            <text:p>čas [s]</text:p>
          </table:table-cell>
          <table:table-cell/>
          <table:table-cell office:value-type="string" calcext:value-type="string">
            <text:p>Počet čísel</text:p>
          </table:table-cell>
          <table:table-cell office:value-type="string" calcext:value-type="string">
            <text:p>Nejhorší čas</text:p>
          </table:table-cell>
          <table:table-cell office:value-type="string" calcext:value-type="string">
            <text:p>Nejlepší čas</text:p>
          </table:table-cell>
          <table:table-cell office:value-type="string" calcext:value-type="string">
            <text:p>Průměrný čas</text:p>
          </table:table-cell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0.00543457" calcext:value-type="float">
            <text:p>0,0054345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736018" calcext:value-type="float">
            <text:p>0,00073601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167179" calcext:value-type="float">
            <text:p>0,0016717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MAX([.L31];[.F31];[.I31])*1000" office:value-type="float" office:value="5.43457" calcext:value-type="float">
            <text:p>5,43457</text:p>
          </table:table-cell>
          <table:table-cell table:style-name="ce1" table:formula="of:=MIN([.F31];[.I31];[.L31])*1000" office:value-type="float" office:value="0.736018" calcext:value-type="float">
            <text:p>0,736018</text:p>
          </table:table-cell>
          <table:table-cell table:formula="of:=AVERAGE([.F31];[.I31];[.L31])*1000" office:value-type="float" office:value="2.614126" calcext:value-type="float">
            <text:p>2,614126</text:p>
          </table:table-cell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0.000922927" calcext:value-type="float">
            <text:p>0,00092292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0301706" calcext:value-type="float">
            <text:p>0,0030170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0240238" calcext:value-type="float">
            <text:p>0,00240238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MAX([.L32];[.F32];[.I32])*1000" office:value-type="float" office:value="3.01706" calcext:value-type="float">
            <text:p>3,01706</text:p>
          </table:table-cell>
          <table:table-cell table:style-name="ce1" table:formula="of:=MIN([.F32];[.I32];[.L32])*1000" office:value-type="float" office:value="0.922927" calcext:value-type="float">
            <text:p>0,922927</text:p>
          </table:table-cell>
          <table:table-cell table:formula="of:=AVERAGE([.F32];[.I32];[.L32])*1000" office:value-type="float" office:value="2.11412233333333" calcext:value-type="float">
            <text:p>2,11412233333333</text:p>
          </table:table-cell>
        </table:table-row>
        <table:table-row table:style-name="ro1"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0.000848009" calcext:value-type="float">
            <text:p>0,000848009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0033182" calcext:value-type="float">
            <text:p>0,003318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0.00479698" calcext:value-type="float">
            <text:p>0,00479698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MAX([.L33];[.F33];[.I33])*1000" office:value-type="float" office:value="4.79698" calcext:value-type="float">
            <text:p>4,79698</text:p>
          </table:table-cell>
          <table:table-cell table:style-name="ce1" table:formula="of:=MIN([.F33];[.I33];[.L33])*1000" office:value-type="float" office:value="0.848009" calcext:value-type="float">
            <text:p>0,848009</text:p>
          </table:table-cell>
          <table:table-cell table:formula="of:=AVERAGE([.F33];[.I33];[.L33])*1000" office:value-type="float" office:value="2.98772966666667" calcext:value-type="float">
            <text:p>2,98772966666667</text:p>
          </table:table-cell>
        </table:table-row>
        <table:table-row table:style-name="ro1">
          <table:table-cell table:number-columns-repeated="4"/>
          <table:table-cell office:value-type="float" office:value="4000" calcext:value-type="float">
            <text:p>4000</text:p>
          </table:table-cell>
          <table:table-cell office:value-type="float" office:value="0.000969465" calcext:value-type="float">
            <text:p>0,00096946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00852905" calcext:value-type="float">
            <text:p>0,00085290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0.00224981" calcext:value-type="float">
            <text:p>0,00224981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MAX([.L34];[.F34];[.I34])*1000" office:value-type="float" office:value="2.24981" calcext:value-type="float">
            <text:p>2,24981</text:p>
          </table:table-cell>
          <table:table-cell table:style-name="ce1" table:formula="of:=MIN([.F34];[.I34];[.L34])*1000" office:value-type="float" office:value="0.852905" calcext:value-type="float">
            <text:p>0,852905</text:p>
          </table:table-cell>
          <table:table-cell table:formula="of:=AVERAGE([.F34];[.I34];[.L34])*1000" office:value-type="float" office:value="1.35739333333333" calcext:value-type="float">
            <text:p>1,35739333333333</text:p>
          </table:table-cell>
        </table:table-row>
        <table:table-row table:style-name="ro1"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0.00114815" calcext:value-type="float">
            <text:p>0,0011481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86006" calcext:value-type="float">
            <text:p>0,0018600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368503" calcext:value-type="float">
            <text:p>0,00368503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MAX([.L35];[.F35];[.I35])*1000" office:value-type="float" office:value="3.68503" calcext:value-type="float">
            <text:p>3,68503</text:p>
          </table:table-cell>
          <table:table-cell table:style-name="ce1" table:formula="of:=MIN([.F35];[.I35];[.L35])*1000" office:value-type="float" office:value="1.14815" calcext:value-type="float">
            <text:p>1,14815</text:p>
          </table:table-cell>
          <table:table-cell table:formula="of:=AVERAGE([.F35];[.I35];[.L35])*1000" office:value-type="float" office:value="2.23108" calcext:value-type="float">
            <text:p>2,23108</text:p>
          </table:table-cell>
        </table:table-row>
        <table:table-row table:style-name="ro1">
          <table:table-cell table:number-columns-repeated="4"/>
          <table:table-cell office:value-type="float" office:value="6000" calcext:value-type="float">
            <text:p>6000</text:p>
          </table:table-cell>
          <table:table-cell office:value-type="float" office:value="0.00376838" calcext:value-type="float">
            <text:p>0,0037683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00705648" calcext:value-type="float">
            <text:p>0,0070564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0.00457564" calcext:value-type="float">
            <text:p>0,00457564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MAX([.L36];[.F36];[.I36])*1000" office:value-type="float" office:value="7.05648" calcext:value-type="float">
            <text:p>7,05648</text:p>
          </table:table-cell>
          <table:table-cell table:style-name="ce1" table:formula="of:=MIN([.F36];[.I36];[.L36])*1000" office:value-type="float" office:value="3.76838" calcext:value-type="float">
            <text:p>3,76838</text:p>
          </table:table-cell>
          <table:table-cell table:formula="of:=AVERAGE([.F36];[.I36];[.L36])*1000" office:value-type="float" office:value="5.1335" calcext:value-type="float">
            <text:p>5,1335</text:p>
          </table:table-cell>
        </table:table-row>
        <table:table-row table:style-name="ro1"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0.00440579" calcext:value-type="float">
            <text:p>0,00440579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00105802" calcext:value-type="float">
            <text:p>0,00105802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0.00257014" calcext:value-type="float">
            <text:p>0,00257014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MAX([.L37];[.F37];[.I37])*1000" office:value-type="float" office:value="4.40579" calcext:value-type="float">
            <text:p>4,40579</text:p>
          </table:table-cell>
          <table:table-cell table:style-name="ce1" table:formula="of:=MIN([.F37];[.I37];[.L37])*1000" office:value-type="float" office:value="1.05802" calcext:value-type="float">
            <text:p>1,05802</text:p>
          </table:table-cell>
          <table:table-cell table:formula="of:=AVERAGE([.F37];[.I37];[.L37])*1000" office:value-type="float" office:value="2.67798333333333" calcext:value-type="float">
            <text:p>2,67798333333333</text:p>
          </table:table-cell>
        </table:table-row>
        <table:table-row table:style-name="ro1">
          <table:table-cell table:number-columns-repeated="4"/>
          <table:table-cell office:value-type="float" office:value="8000" calcext:value-type="float">
            <text:p>8000</text:p>
          </table:table-cell>
          <table:table-cell office:value-type="float" office:value="0.00156497" calcext:value-type="float">
            <text:p>0,00156497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00118276" calcext:value-type="float">
            <text:p>0,00118276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0.00227258" calcext:value-type="float">
            <text:p>0,00227258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MAX([.L38];[.F38];[.I38])*1000" office:value-type="float" office:value="2.27258" calcext:value-type="float">
            <text:p>2,27258</text:p>
          </table:table-cell>
          <table:table-cell table:style-name="ce1" table:formula="of:=MIN([.F38];[.I38];[.L38])*1000" office:value-type="float" office:value="1.18276" calcext:value-type="float">
            <text:p>1,18276</text:p>
          </table:table-cell>
          <table:table-cell table:formula="of:=AVERAGE([.F38];[.I38];[.L38])*1000" office:value-type="float" office:value="1.67343666666667" calcext:value-type="float">
            <text:p>1,67343666666667</text:p>
          </table:table-cell>
        </table:table-row>
        <table:table-row table:style-name="ro1">
          <table:table-cell table:number-columns-repeated="4"/>
          <table:table-cell office:value-type="float" office:value="9000" calcext:value-type="float">
            <text:p>9000</text:p>
          </table:table-cell>
          <table:table-cell office:value-type="float" office:value="0.00236549" calcext:value-type="float">
            <text:p>0,00236549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00124741" calcext:value-type="float">
            <text:p>0,00124741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0.00273196" calcext:value-type="float">
            <text:p>0,00273196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MAX([.L39];[.F39];[.I39])*1000" office:value-type="float" office:value="2.73196" calcext:value-type="float">
            <text:p>2,73196</text:p>
          </table:table-cell>
          <table:table-cell table:style-name="ce1" table:formula="of:=MIN([.F39];[.I39];[.L39])*1000" office:value-type="float" office:value="1.24741" calcext:value-type="float">
            <text:p>1,24741</text:p>
          </table:table-cell>
          <table:table-cell table:formula="of:=AVERAGE([.F39];[.I39];[.L39])*1000" office:value-type="float" office:value="2.11495333333333" calcext:value-type="float">
            <text:p>2,11495333333333</text:p>
          </table:table-cell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0.00484865" calcext:value-type="float">
            <text:p>0,0048486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133761" calcext:value-type="float">
            <text:p>0,0013376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00565179" calcext:value-type="float">
            <text:p>0,00565179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MAX([.L40];[.F40];[.I40])*1000" office:value-type="float" office:value="5.65179" calcext:value-type="float">
            <text:p>5,65179</text:p>
          </table:table-cell>
          <table:table-cell table:style-name="ce1" table:formula="of:=MIN([.F40];[.I40];[.L40])*1000" office:value-type="float" office:value="1.33761" calcext:value-type="float">
            <text:p>1,33761</text:p>
          </table:table-cell>
          <table:table-cell table:formula="of:=AVERAGE([.F40];[.I40];[.L40])*1000" office:value-type="float" office:value="3.94601666666667" calcext:value-type="float">
            <text:p>3,94601666666667</text:p>
          </table:table-cell>
        </table:table-row>
        <table:table-row table:style-name="ro1">
          <table:table-cell table:number-columns-repeated="4"/>
          <table:table-cell office:value-type="float" office:value="11000" calcext:value-type="float">
            <text:p>11000</text:p>
          </table:table-cell>
          <table:table-cell office:value-type="float" office:value="0.0058221" calcext:value-type="float">
            <text:p>0,0058221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0.00173213" calcext:value-type="float">
            <text:p>0,00173213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0.00702565" calcext:value-type="float">
            <text:p>0,00702565</text:p>
          </table:table-cell>
          <table:table-cell/>
          <table:table-cell office:value-type="float" office:value="11000" calcext:value-type="float">
            <text:p>11000</text:p>
          </table:table-cell>
          <table:table-cell table:formula="of:=MAX([.L41];[.F41];[.I41])*1000" office:value-type="float" office:value="7.02565" calcext:value-type="float">
            <text:p>7,02565</text:p>
          </table:table-cell>
          <table:table-cell table:style-name="ce1" table:formula="of:=MIN([.F41];[.I41];[.L41])*1000" office:value-type="float" office:value="1.73213" calcext:value-type="float">
            <text:p>1,73213</text:p>
          </table:table-cell>
          <table:table-cell table:formula="of:=AVERAGE([.F41];[.I41];[.L41])*1000" office:value-type="float" office:value="4.85996" calcext:value-type="float">
            <text:p>4,85996</text:p>
          </table:table-cell>
        </table:table-row>
        <table:table-row table:style-name="ro1">
          <table:table-cell table:number-columns-repeated="4"/>
          <table:table-cell office:value-type="float" office:value="12000" calcext:value-type="float">
            <text:p>12000</text:p>
          </table:table-cell>
          <table:table-cell office:value-type="float" office:value="0.00147923" calcext:value-type="float">
            <text:p>0,00147923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00682933" calcext:value-type="float">
            <text:p>0,00682933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0.00268151" calcext:value-type="float">
            <text:p>0,00268151</text:p>
          </table:table-cell>
          <table:table-cell/>
          <table:table-cell office:value-type="float" office:value="12000" calcext:value-type="float">
            <text:p>12000</text:p>
          </table:table-cell>
          <table:table-cell table:formula="of:=MAX([.L42];[.F42];[.I42])*1000" office:value-type="float" office:value="6.82933" calcext:value-type="float">
            <text:p>6,82933</text:p>
          </table:table-cell>
          <table:table-cell table:style-name="ce1" table:formula="of:=MIN([.F42];[.I42];[.L42])*1000" office:value-type="float" office:value="1.47923" calcext:value-type="float">
            <text:p>1,47923</text:p>
          </table:table-cell>
          <table:table-cell table:formula="of:=AVERAGE([.F42];[.I42];[.L42])*1000" office:value-type="float" office:value="3.66335666666667" calcext:value-type="float">
            <text:p>3,66335666666667</text:p>
          </table:table-cell>
        </table:table-row>
        <table:table-row table:style-name="ro1" table:number-rows-repeated="23">
          <table:table-cell table:number-columns-repeated="17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0.344163" calcext:value-type="float">
            <text:p>0,34416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500000" calcext:value-type="float">
            <text:p>1500000</text:p>
          </table:table-cell>
          <table:table-cell office:value-type="float" office:value="0.362851" calcext:value-type="float">
            <text:p>0,36285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00000" calcext:value-type="float">
            <text:p>2000000</text:p>
          </table:table-cell>
          <table:table-cell office:value-type="float" office:value="0.537234" calcext:value-type="float">
            <text:p>0,53723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00000" calcext:value-type="float">
            <text:p>10000000</text:p>
          </table:table-cell>
          <table:table-cell office:value-type="float" office:value="3.31053" calcext:value-type="float">
            <text:p>3,3105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000000" calcext:value-type="float">
            <text:p>20000000</text:p>
          </table:table-cell>
          <table:table-cell office:value-type="float" office:value="6.34789" calcext:value-type="float">
            <text:p>6,3478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0000000" calcext:value-type="float">
            <text:p>30000000</text:p>
          </table:table-cell>
          <table:table-cell office:value-type="float" office:value="13.84" calcext:value-type="float">
            <text:p>13,8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000000" calcext:value-type="float">
            <text:p>40000000</text:p>
          </table:table-cell>
          <table:table-cell office:value-type="float" office:value="11.4747" calcext:value-type="float">
            <text:p>11,474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000000" calcext:value-type="float">
            <text:p>50000000</text:p>
          </table:table-cell>
          <table:table-cell office:value-type="float" office:value="16.1134" calcext:value-type="float">
            <text:p>16,113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000000" calcext:value-type="float">
            <text:p>60000000</text:p>
          </table:table-cell>
          <table:table-cell office:value-type="float" office:value="18.7819" calcext:value-type="float">
            <text:p>18,781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70000000" calcext:value-type="float">
            <text:p>70000000</text:p>
          </table:table-cell>
          <table:table-cell office:value-type="float" office:value="15.6964" calcext:value-type="float">
            <text:p>15,696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000000" calcext:value-type="float">
            <text:p>80000000</text:p>
          </table:table-cell>
          <table:table-cell office:value-type="float" office:value="23.62" calcext:value-type="float">
            <text:p>23,6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90000000" calcext:value-type="float">
            <text:p>90000000</text:p>
          </table:table-cell>
          <table:table-cell office:value-type="float" office:value="35.4288" calcext:value-type="float">
            <text:p>35,4288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timer.D47:timer.E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.00.0000</text:date>, <text:time style:data-style-name="N2" text:time-value="15:05:02.45223399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9T15:19:50.622695435</dc:date>
    <meta:editing-duration>PT15M14S</meta:editing-duration>
    <meta:editing-cycles>2</meta:editing-cycles>
    <meta:generator>LibreOffice/6.0.7.3$Linux_X86_64 LibreOffice_project/00m0$Build-3</meta:generator>
    <meta:document-statistic meta:table-count="1" meta:cell-count="2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timer.N16:timer.Q25" chart:data-source-has-labels="both" svg:x="1.331cm" svg:y="0.18cm" svg:width="10.862cm" svg:height="7.659cm">
          <chartooo:coordinate-region svg:x="2.072cm" svg:y="0.18cm" svg:width="9.531cm" svg:height="5.882cm"/>
          <chart:axis chart:dimension="x" chart:name="primary-x" chart:style-name="ch4" chartooo:axis-type="auto">
            <chartooo:date-scale/>
            <chart:title svg:x="5.144cm" svg:y="7.86cm" chart:style-name="ch5">
              <text:p>Počet čísel k seřazení</text:p>
            </chart:title>
            <chart:categories table:cell-range-address="timer.N17:timer.N25"/>
            <chart:grid chart:style-name="ch6" chart:class="major"/>
          </chart:axis>
          <chart:axis chart:dimension="y" chart:name="primary-y" chart:style-name="ch4">
            <chart:title svg:x="0.451cm" svg:y="4.516cm" chart:style-name="ch7">
              <text:p>čas [s]</text:p>
            </chart:title>
            <chart:grid chart:style-name="ch6" chart:class="major"/>
          </chart:axis>
          <chart:series chart:style-name="ch8" chart:values-cell-range-address="timer.O17:timer.O25" chart:label-cell-address="timer.O16:timer.O16" chart:class="chart:line">
            <chart:data-point chart:repeated="9"/>
          </chart:series>
          <chart:series chart:style-name="ch9" chart:values-cell-range-address="timer.P17:timer.P25" chart:label-cell-address="timer.P16:timer.P16" chart:class="chart:line">
            <chart:data-point chart:repeated="9"/>
          </chart:series>
          <chart:series chart:style-name="ch10" chart:values-cell-range-address="timer.Q17:timer.Q25" chart:label-cell-address="timer.Q16:timer.Q16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jhorší čas</text:p>
                <draw:g>
                  <svg:desc>timer.O16:timer.O16</svg:desc>
                </draw:g>
              </table:table-cell>
              <table:table-cell office:value-type="string">
                <text:p>Nejlepší čas</text:p>
                <draw:g>
                  <svg:desc>timer.P16:timer.P16</svg:desc>
                </draw:g>
              </table:table-cell>
              <table:table-cell office:value-type="string">
                <text:p>Průměrný čas</text:p>
                <draw:g>
                  <svg:desc>timer.Q16:timer.Q16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timer.N17:timer.N25</svg:desc>
                </draw:g>
              </table:table-cell>
              <table:table-cell office:value-type="float" office:value="2.17822">
                <text:p>2.17822</text:p>
                <draw:g>
                  <svg:desc>timer.O17:timer.O25</svg:desc>
                </draw:g>
              </table:table-cell>
              <table:table-cell office:value-type="float" office:value="1.20231">
                <text:p>1.20231</text:p>
                <draw:g>
                  <svg:desc>timer.P17:timer.P25</svg:desc>
                </draw:g>
              </table:table-cell>
              <table:table-cell office:value-type="float" office:value="1.28279">
                <text:p>1.28279</text:p>
                <draw:g>
                  <svg:desc>timer.Q17:timer.Q25</svg:desc>
                </draw:g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34789">
                <text:p>3.34789</text:p>
              </table:table-cell>
              <table:table-cell office:value-type="float" office:value="2.5557">
                <text:p>2.5557</text:p>
              </table:table-cell>
              <table:table-cell office:value-type="float" office:value="2.59643">
                <text:p>2.59643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6.84">
                <text:p>6.84</text:p>
              </table:table-cell>
              <table:table-cell office:value-type="float" office:value="3.68267">
                <text:p>3.68267</text:p>
              </table:table-cell>
              <table:table-cell office:value-type="float" office:value="3.81554">
                <text:p>3.81554</text:p>
              </table:table-cell>
            </table:table-row>
            <table:table-row>
              <table:table-cell office:value-type="float" office:value="40000000">
                <text:p>40000000</text:p>
              </table:table-cell>
              <table:table-cell office:value-type="float" office:value="8.4747">
                <text:p>8.4747</text:p>
              </table:table-cell>
              <table:table-cell office:value-type="float" office:value="5.04786">
                <text:p>5.04786</text:p>
              </table:table-cell>
              <table:table-cell office:value-type="float" office:value="5.646265">
                <text:p>5.646265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9.1134">
                <text:p>9.1134</text:p>
              </table:table-cell>
              <table:table-cell office:value-type="float" office:value="6.25092">
                <text:p>6.25092</text:p>
              </table:table-cell>
              <table:table-cell office:value-type="float" office:value="6.65898">
                <text:p>6.65898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9.1819">
                <text:p>9.1819</text:p>
              </table:table-cell>
              <table:table-cell office:value-type="float" office:value="7.7703">
                <text:p>7.7703</text:p>
              </table:table-cell>
              <table:table-cell office:value-type="float" office:value="7.80231">
                <text:p>7.80231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12.6964">
                <text:p>12.6964</text:p>
              </table:table-cell>
              <table:table-cell office:value-type="float" office:value="9.20648">
                <text:p>9.20648</text:p>
              </table:table-cell>
              <table:table-cell office:value-type="float" office:value="10.09114">
                <text:p>10.09114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14.62">
                <text:p>14.62</text:p>
              </table:table-cell>
              <table:table-cell office:value-type="float" office:value="10.3106">
                <text:p>10.3106</text:p>
              </table:table-cell>
              <table:table-cell office:value-type="float" office:value="11.31075">
                <text:p>11.31075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15.4288">
                <text:p>15.4288</text:p>
              </table:table-cell>
              <table:table-cell office:value-type="float" office:value="11.4412">
                <text:p>11.4412</text:p>
              </table:table-cell>
              <table:table-cell office:value-type="float" office:value="12.55005">
                <text:p>12.55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timer.N30:timer.Q42" chart:data-source-has-labels="both" svg:x="1.331cm" svg:y="0.18cm" svg:width="10.862cm" svg:height="7.659cm">
          <chartooo:coordinate-region svg:x="1.767cm" svg:y="0.379cm" svg:width="9.961cm" svg:height="6.813cm"/>
          <chart:axis chart:dimension="x" chart:name="primary-x" chart:style-name="ch4" chartooo:axis-type="auto">
            <chartooo:date-scale/>
            <chart:title svg:x="5.089cm" svg:y="8.231cm" chart:style-name="ch5">
              <text:p>Počet čísel k seřazení</text:p>
            </chart:title>
            <chart:categories table:cell-range-address="timer.N31:timer.N42"/>
            <chart:grid chart:style-name="ch6" chart:class="major"/>
          </chart:axis>
          <chart:axis chart:dimension="y" chart:name="primary-y" chart:style-name="ch4">
            <chart:title svg:x="0.451cm" svg:y="4.648cm" chart:style-name="ch7">
              <text:p>čas [ms]</text:p>
            </chart:title>
            <chart:grid chart:style-name="ch6" chart:class="major"/>
          </chart:axis>
          <chart:series chart:style-name="ch8" chart:values-cell-range-address="timer.O31:timer.O42" chart:label-cell-address="timer.O30:timer.O30" chart:class="chart:line">
            <chart:data-point chart:repeated="12"/>
          </chart:series>
          <chart:series chart:style-name="ch9" chart:values-cell-range-address="timer.P31:timer.P42" chart:label-cell-address="timer.P30:timer.P30" chart:class="chart:line">
            <chart:data-point chart:repeated="12"/>
          </chart:series>
          <chart:series chart:style-name="ch10" chart:values-cell-range-address="timer.Q31:timer.Q42" chart:label-cell-address="timer.Q30:timer.Q30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jhorší čas</text:p>
                <draw:g>
                  <svg:desc>timer.O30:timer.O30</svg:desc>
                </draw:g>
              </table:table-cell>
              <table:table-cell office:value-type="string">
                <text:p>Nejlepší čas</text:p>
                <draw:g>
                  <svg:desc>timer.P30:timer.P30</svg:desc>
                </draw:g>
              </table:table-cell>
              <table:table-cell office:value-type="string">
                <text:p>Průměrný čas</text:p>
                <draw:g>
                  <svg:desc>timer.Q30:timer.Q3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imer.N31:timer.N42</svg:desc>
                </draw:g>
              </table:table-cell>
              <table:table-cell office:value-type="float" office:value="5.43457">
                <text:p>5.43457</text:p>
                <draw:g>
                  <svg:desc>timer.O31:timer.O42</svg:desc>
                </draw:g>
              </table:table-cell>
              <table:table-cell office:value-type="float" office:value="0.736018">
                <text:p>0.736018</text:p>
                <draw:g>
                  <svg:desc>timer.P31:timer.P42</svg:desc>
                </draw:g>
              </table:table-cell>
              <table:table-cell office:value-type="float" office:value="2.614126">
                <text:p>2.614126</text:p>
                <draw:g>
                  <svg:desc>timer.Q31:timer.Q4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01706">
                <text:p>3.01706</text:p>
              </table:table-cell>
              <table:table-cell office:value-type="float" office:value="0.922927">
                <text:p>0.922927</text:p>
              </table:table-cell>
              <table:table-cell office:value-type="float" office:value="2.11412233333333">
                <text:p>2.1141223333333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79698">
                <text:p>4.79698</text:p>
              </table:table-cell>
              <table:table-cell office:value-type="float" office:value="0.848009">
                <text:p>0.848009</text:p>
              </table:table-cell>
              <table:table-cell office:value-type="float" office:value="2.98772966666667">
                <text:p>2.987729666666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24981">
                <text:p>2.24981</text:p>
              </table:table-cell>
              <table:table-cell office:value-type="float" office:value="0.852905">
                <text:p>0.852905</text:p>
              </table:table-cell>
              <table:table-cell office:value-type="float" office:value="1.35739333333333">
                <text:p>1.357393333333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68503">
                <text:p>3.68503</text:p>
              </table:table-cell>
              <table:table-cell office:value-type="float" office:value="1.14815">
                <text:p>1.14815</text:p>
              </table:table-cell>
              <table:table-cell office:value-type="float" office:value="2.23108">
                <text:p>2.2310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7.05648">
                <text:p>7.05648</text:p>
              </table:table-cell>
              <table:table-cell office:value-type="float" office:value="3.76838">
                <text:p>3.76838</text:p>
              </table:table-cell>
              <table:table-cell office:value-type="float" office:value="5.1335">
                <text:p>5.133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.40579">
                <text:p>4.40579</text:p>
              </table:table-cell>
              <table:table-cell office:value-type="float" office:value="1.05802">
                <text:p>1.05802</text:p>
              </table:table-cell>
              <table:table-cell office:value-type="float" office:value="2.67798333333333">
                <text:p>2.677983333333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.27258">
                <text:p>2.27258</text:p>
              </table:table-cell>
              <table:table-cell office:value-type="float" office:value="1.18276">
                <text:p>1.18276</text:p>
              </table:table-cell>
              <table:table-cell office:value-type="float" office:value="1.67343666666667">
                <text:p>1.6734366666666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.73196">
                <text:p>2.73196</text:p>
              </table:table-cell>
              <table:table-cell office:value-type="float" office:value="1.24741">
                <text:p>1.24741</text:p>
              </table:table-cell>
              <table:table-cell office:value-type="float" office:value="2.11495333333333">
                <text:p>2.11495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.65179">
                <text:p>5.65179</text:p>
              </table:table-cell>
              <table:table-cell office:value-type="float" office:value="1.33761">
                <text:p>1.33761</text:p>
              </table:table-cell>
              <table:table-cell office:value-type="float" office:value="3.94601666666667">
                <text:p>3.9460166666666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7.02565">
                <text:p>7.02565</text:p>
              </table:table-cell>
              <table:table-cell office:value-type="float" office:value="1.73213">
                <text:p>1.73213</text:p>
              </table:table-cell>
              <table:table-cell office:value-type="float" office:value="4.85996">
                <text:p>4.8599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6.82933">
                <text:p>6.82933</text:p>
              </table:table-cell>
              <table:table-cell office:value-type="float" office:value="1.47923">
                <text:p>1.47923</text:p>
              </table:table-cell>
              <table:table-cell office:value-type="float" office:value="3.66335666666667">
                <text:p>3.66335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